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0000000613CF77719.png" manifest:media-type="image/png"/>
  <manifest:file-entry manifest:full-path="Pictures/100002010000015B0000010DB487E157.png" manifest:media-type="image/png"/>
  <manifest:file-entry manifest:full-path="Pictures/10000201000001E40000017715296E18.png" manifest:media-type="image/png"/>
  <manifest:file-entry manifest:full-path="Pictures/10000201000001A000000061E17552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uto Bold2" svg:font-family="'Pluto Bold'"/>
    <style:font-face style:name="Pluto Sans Cond Regular1" svg:font-family="'Pluto Sans Cond Regular'"/>
    <style:font-face style:name="Tw Cen MT2" svg:font-family="'Tw Cen MT'"/>
    <style:font-face style:name="Pluto Sans Regular2" svg:font-family="'Pluto Sans Regular'" style:font-family-generic="modern"/>
    <style:font-face style:name="Tw Cen MT4" svg:font-family="'Tw Cen MT'" style:font-family-generic="modern"/>
    <style:font-face style:name="Pluto Bold3" svg:font-family="'Pluto Bold'" style:font-family-generic="swiss"/>
    <style:font-face style:name="Tw Cen MT3" svg:font-family="'Tw Cen MT'" style:font-family-generic="swiss"/>
    <style:font-face style:name="Arial1" svg:font-family="Arial" style:font-pitch="variable"/>
    <style:font-face style:name="Arial Unicode MS2" svg:font-family="'Arial Unicode MS'" style:font-pitch="variable"/>
    <style:font-face style:name="Liberation Sans2" svg:font-family="'Liberation Sans'" style:font-pitch="variable"/>
    <style:font-face style:name="Pluto Bold1" svg:font-family="'Pluto Bold'" style:font-pitch="variable"/>
    <style:font-face style:name="Pluto Sans Cond Regular" svg:font-family="'Pluto Sans Cond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Arial2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Sans3" svg:font-family="'Liberation Sans'" style:font-family-generic="modern" style:font-pitch="variable"/>
    <style:font-face style:name="Pluto Sans Regular1" svg:font-family="'Pluto Sans Regular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Pluto Sans Regular" svg:font-family="'Pluto Sans Regular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Liberation Sans1" svg:font-family="'Liberation Sans'" style:font-family-generic="swiss" style:font-pitch="variable"/>
    <style:font-face style:name="Pluto Bold" svg:font-family="'Pluto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Custom_20_Layou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3" style:family="presentation" style:parent-style-name="Custom_20_Layout-notes">
      <style:graphic-properties draw:fill-color="#ffffff" fo:min-height="13.365cm"/>
    </style:style>
    <style:style style:name="pr4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5" style:family="presentation" style:parent-style-name="Comparison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6" style:family="presentation" style:parent-style-name="Comparison-notes">
      <style:graphic-properties draw:fill-color="#ffffff" fo:min-height="11.43cm"/>
    </style:style>
    <style:style style:name="pr7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8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9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0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1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2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3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4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5" style:family="presentation" style:parent-style-name="Comparison_5f_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6" style:family="presentation" style:parent-style-name="Comparison_5f_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17" style:family="presentation" style:parent-style-name="Comparison_5f_-notes">
      <style:graphic-properties draw:fill-color="#ffffff" fo:min-height="11.43cm"/>
    </style:style>
    <style:style style:name="pr18" style:family="presentation" style:parent-style-name="Comparison_5f_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9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0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1" style:family="paragraph">
      <loext:graphic-properties draw:fill-color="#ffffff"/>
    </style:style>
    <style:style style:name="T1" style:family="text">
      <style:text-properties fo:color="#ffffff" style:font-name="Pluto Sans Regular1" fo:font-size="20pt" style:font-size-asian="20pt" style:font-size-complex="20pt"/>
    </style:style>
    <style:style style:name="T2" style:family="text">
      <style:text-properties fo:color="#ffffff" style:text-line-through-style="none" style:text-line-through-type="none" style:font-name="Pluto Bold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ffff" style:text-line-through-style="none" style:text-line-through-type="none" style:font-name="Pluto Sans Regular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808080" style:text-line-through-style="none" style:text-line-through-type="none" style:font-name="Pluto Sans Regular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Pluto Bol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6" style:family="text">
      <style:text-properties fo:color="#808080" style:text-outline="false" style:text-line-through-style="none" style:text-line-through-type="none" style:font-name="Pluto Sans Regular1" fo:font-size="15pt" fo:letter-spacing="normal" fo:font-style="normal" fo:text-shadow="none" style:text-underline-style="none" fo:font-weight="normal" style:letter-kerning="true" style:font-name-asian="Pluto Sans Regular1" style:font-size-asian="15pt" style:font-style-asian="normal" style:font-weight-asian="normal" style:font-name-complex="Pluto Sans Regular1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001cm" text:min-label-width="0.735cm"/>
        <style:text-properties fo:font-family="StarSymbol" style:font-charset="x-symbol" fo:color="#80808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Intro edoras one" draw:style-name="dp1" draw:master-page-name="Custom_20_Layout" presentation:presentation-page-layout-name="AL1T0">
        <office:forms form:automatic-focus="false" form:apply-design-mode="false"/>
        <draw:frame draw:name="Subtitle 1" presentation:style-name="pr1" draw:text-style-name="P2" draw:layer="layout" svg:width="24.002cm" svg:height="3.799cm" svg:x="0.699cm" svg:y="8.744cm" presentation:class="subtitle" presentation:user-transformed="true">
          <draw:text-box>
            <text:p text:style-name="P1"><text:span text:style-name="T1">alberto.mijares@edorasware.com</text:span></text:p>
          </draw:text-box>
        </draw:frame>
        <draw:frame draw:name="Title 2" presentation:style-name="pr2" draw:text-style-name="P4" draw:layer="layout" svg:width="24.002cm" svg:height="2.399cm" svg:x="0.699cm" svg:y="6.344cm" presentation:class="title" presentation:user-transformed="true">
          <draw:text-box>
            <text:p text:style-name="P3"><text:span text:style-name="T2">AngularJS Workshop (LEON)</text:span></text:p>
          </draw:text-box>
        </draw:frame>
        <draw:custom-shape draw:name="Textfeld 3" draw:style-name="gr1" draw:text-style-name="P6" draw:layer="layout" svg:width="9.588cm" svg:height="0.927cm" svg:x="0.392cm" svg:y="12.804cm">
          <text:p text:style-name="P5"><text:span text:style-name="T3">Alberto Mijares, edorasware 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doras one – Concept" draw:style-name="dp1" draw:master-page-name="Comparison">
        <office:forms form:automatic-focus="false" form:apply-design-mode="false"/>
        <draw:frame draw:name="Inhaltsplatzhalter 6" presentation:style-name="pr4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Resources</text:span></text:p>
                    <text:p text:style-name="P8"><text:span text:style-name="T4"><text:a xlink:href="https://stash.edorasware.com/projects/ANG2/repos/contents/browse" xlink:type="simple">https://stash.edorasware.com/projects/ANG2/repos/contents/browse</text:a></text:span><text:span text:style-name="T4"> </text:span></text:p>
                  </text:list-item>
                  <text:list-item>
                    <text:p text:style-name="P8"><text:span text:style-name="T4">Exercises</text:span></text:p>
                    <text:p text:style-name="P8"><text:span text:style-name="T4"><text:a xlink:href="https://stash.edorasware.com/projects/ANG2" xlink:type="simple">https://stash.edorasware.com/projects/ANG2</text:a></text:span></text:p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Presentation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6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Comparison">
        <office:forms form:automatic-focus="false" form:apply-design-mode="false"/>
        <draw:frame draw:name="Inhaltsplatzhalter 6" presentation:style-name="pr7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Workshop goals</text:span></text:p>
                  </text:list-item>
                  <text:list-item>
                    <text:p text:style-name="P8"><text:span text:style-name="T4">Introduction to JS Toolchain and Testing</text:span></text:p>
                    <text:list>
                      <text:list-item>
                        <text:p text:style-name="P8"><text:span text:style-name="T4">Exercises</text:span></text:p>
                      </text:list-item>
                    </text:list>
                  </text:list-item>
                  <text:list-item>
                    <text:p text:style-name="P8"><text:span text:style-name="T4">Introduction to AngularJS</text:span></text:p>
                    <text:list>
                      <text:list-item>
                        <text:p text:style-name="P8"><text:span text:style-name="T4">Exerci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Agenda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" presentation:class="page"/>
          <draw:frame presentation:style-name="pr6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Comparison">
        <office:forms form:automatic-focus="false" form:apply-design-mode="false"/>
        <draw:frame draw:name="Inhaltsplatzhalter 6" presentation:style-name="pr8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Get familiar with the required JS Toolchain and Testing frameworks</text:span></text:p>
                    <text:list>
                      <text:list-item>
                        <text:p text:style-name="P8"><text:span text:style-name="T4">Node Package Manager (npm)</text:span></text:p>
                      </text:list-item>
                      <text:list-item>
                        <text:p text:style-name="P8"><text:span text:style-name="T4">Jasmine</text:span></text:p>
                      </text:list-item>
                      <text:list-item>
                        <text:p text:style-name="P8"><text:span text:style-name="T4">Karma</text:span></text:p>
                      </text:list-item>
                      <text:list-item>
                        <text:p text:style-name="P8"><text:span text:style-name="T4">ES6</text:span></text:p>
                      </text:list-item>
                      <text:list-item>
                        <text:p text:style-name="P8"><text:span text:style-name="T4">Webpa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JS Toolchain and Testing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6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omparison">
        <office:forms form:automatic-focus="false" form:apply-design-mode="false"/>
        <draw:frame draw:name="Inhaltsplatzhalter 6" presentation:style-name="pr9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What is AngularJS? </text:span><text:span text:style-name="T6"><text:a xlink:href="https://docs.angularjs.org/guide/introduction" xlink:type="simple">https://docs.angularjs.org/guide/introduction</text:a></text:span></text:p>
                  </text:list-item>
                  <text:list-item>
                    <text:p text:style-name="P8"><text:span text:style-name="T6">Architecture: MV*, MVVM, Presentation Model</text:span></text:p>
                  </text:list-item>
                  <text:list-item>
                    <text:p text:style-name="P8"><text:span text:style-name="T6">Constructs: Directives, Controllers and Services</text:span></text:p>
                  </text:list-item>
                  <text:list-item>
                    <text:p text:style-name="P8"><text:span text:style-name="T6">Modularity and structure</text:span></text:p>
                  </text:list-item>
                  <text:list-item>
                    <text:p text:style-name="P8"><text:span text:style-name="T6">Lifecycle: load, config, run</text:span></text:p>
                  </text:list-item>
                  <text:list-item>
                    <text:p text:style-name="P8"><text:span text:style-name="T6">Design patterns: Dependency Injection, Decorators, Interceptors, ...</text:span></text:p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Introduction to AngularJ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6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Comparison">
        <office:forms form:automatic-focus="false" form:apply-design-mode="false"/>
        <draw:frame draw:name="Inhaltsplatzhalter 6" presentation:style-name="pr10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What is AngularJS? </text:span><text:span text:style-name="T6"><text:a xlink:href="https://docs.angularjs.org/guide/introduction" xlink:type="simple">https://docs.angularjs.org/guide/introduction</text:a></text:span></text:p>
                    <text:list>
                      <text:list-item>
                        <text:p text:style-name="P8"><text:span text:style-name="T6">JS client-side Framework for Web Applications</text:span></text:p>
                      </text:list-item>
                      <text:list-item>
                        <text:p text:style-name="P8"><text:span text:style-name="T6">Relatively small footprint but very powerful</text:span></text:p>
                      </text:list-item>
                      <text:list-item>
                        <text:p text:style-name="P8"><text:span text:style-name="T6">Good base to construct your application framework on top of it</text:span></text:p>
                      </text:list-item>
                      <text:list-item>
                        <text:p text:style-name="P8"><text:span text:style-name="T6">Steep learning curve</text:span></text:p>
                      </text:list-item>
                      <text:list-item>
                        <text:p text:style-name="P8"><text:span text:style-name="T6">High testability, good modular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Introduction to AngularJ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6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Comparison">
        <office:forms form:automatic-focus="false" form:apply-design-mode="false"/>
        <draw:frame draw:name="Inhaltsplatzhalter 6" presentation:style-name="pr11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Architecture: MV*, MVVM, Presentation Model</text:span></text:p>
                    <text:list>
                      <text:list-item>
                        <text:p text:style-name="P8"><text:span text:style-name="T6">Model View ViewModel</text:span></text:p>
                      </text:list-item>
                      <text:list-item>
                        <text:p text:style-name="P8"><text:span text:style-name="T6">$scope as View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Introduction to AngularJ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Comparison">
        <office:forms form:automatic-focus="false" form:apply-design-mode="false"/>
        <draw:frame draw:name="Inhaltsplatzhalter 6" presentation:style-name="pr12" draw:text-style-name="P9" draw:layer="layout" svg:width="24.002cm" svg:height="8.465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Constructs: Directives, Controllers and Services</text:span></text:p>
                    <text:list>
                      <text:list-item>
                        <text:p text:style-name="P8"><text:span text:style-name="T6">Directives: way to extend HTML and create new Elements</text:span></text:p>
                        <text:list>
                          <text:list-item>
                            <text:p text:style-name="P8"><text:span text:style-name="T6">Only place where to modify the DOM</text:span></text:p>
                          </text:list-item>
                          <text:list-item>
                            <text:p text:style-name="P8"><text:span text:style-name="T6">Complex API and difficult to master</text:span></text:p>
                          </text:list-item>
                        </text:list>
                      </text:list-item>
                      <text:list-item>
                        <text:p text:style-name="P8"><text:span text:style-name="T6">Controllers: initialize $scope as ViewModel and bridge between DOM and logic</text:span></text:p>
                        <text:list>
                          <text:list-item>
                            <text:p text:style-name="P8"><text:span text:style-name="T6">Must not contain any logic</text:span></text:p>
                          </text:list-item>
                        </text:list>
                      </text:list-item>
                      <text:list-item>
                        <text:p text:style-name="P8"><text:span text:style-name="T6">Services: not just HTTP. Any logic in AngularJS is modeled as Services</text:span></text:p>
                        <text:list>
                          <text:list-item>
                            <text:p text:style-name="P8"><text:span text:style-name="T6">All backend interaction should happen within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Introduction to AngularJ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8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Comparison">
        <office:forms form:automatic-focus="false" form:apply-design-mode="false"/>
        <draw:frame draw:name="Inhaltsplatzhalter 6" presentation:style-name="pr13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Modularity and structure</text:span></text:p>
                    <text:list>
                      <text:list-item>
                        <text:p text:style-name="P8"><text:span text:style-name="T6">Module definition: 'angular.module(&lt;name&gt;, [&lt;dependency names&gt;]);'</text:span></text:p>
                      </text:list-item>
                      <text:list-item>
                        <text:p text:style-name="P8"><text:span text:style-name="T6">Module reference: 'angular.module(&lt;name&gt;);'</text:span></text:p>
                        <text:p text:style-name="P8"><text:span text:style-name="T6">'&lt;module&gt;.directive(&lt;name&gt;, &lt;factory function&gt;);'</text:span></text:p>
                        <text:p text:style-name="P8"><text:span text:style-name="T6">'&lt;module&gt;.controller(&lt;name&gt;, &lt;factory function&gt;);'</text:span></text:p>
                        <text:p text:style-name="P8"><text:span text:style-name="T6">'&lt;module&gt;.factory / service(&lt;name&gt;, &lt;factory function&gt;);'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Introduction to AngularJ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Comparison">
        <office:forms form:automatic-focus="false" form:apply-design-mode="false"/>
        <draw:frame draw:name="Inhaltsplatzhalter 6" presentation:style-name="pr14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Performance is a problem (Dirty Checking is difficult to understand)</text:span></text:p>
                    <text:p text:style-name="P8"><text:span text:style-name="T6"/></text:p>
                  </text:list-item>
                  <text:list-item>
                    <text:p text:style-name="P8"><text:span text:style-name="T6">Directives are difficult to develop</text:span></text:p>
                    <text:p text:style-name="P8"><text:span text:style-name="T6"/></text:p>
                  </text:list-item>
                  <text:list-item>
                    <text:p text:style-name="P8"><text:span text:style-name="T6">Some wrong design decissions must be corrected</text:span></text:p>
                    <text:p text:style-name="P8"><text:span text:style-name="T6"/></text:p>
                  </text:list-item>
                  <text:list-item>
                    <text:p text:style-name="P8"><text:span text:style-name="T6">Too many ways of building applications</text:span></text:p>
                    <text:p text:style-name="P8"><text:span text:style-name="T6"/></text:p>
                  </text:list-item>
                  <text:list-item>
                    <text:p text:style-name="P8"><text:span text:style-name="T6">AngularJS 1.x does not integrate with Web Components</text:span></text:p>
                    <text:p text:style-name="P8"><text:span text:style-name="T6"><text:s/></text:span></text:p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From AngularJS 1.x to 2.0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0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Comparison_5f_">
        <office:forms form:automatic-focus="false" form:apply-design-mode="false"/>
        <draw:frame draw:name="Inhaltsplatzhalter 6" presentation:style-name="pr15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Performance is a problem (Dirty Checking is difficult to understand)</text:span></text:p>
                    <text:p text:style-name="P8"><text:span text:style-name="T6">Change detection based on immutability</text:span></text:p>
                  </text:list-item>
                  <text:list-item>
                    <text:p text:style-name="P8"><text:span text:style-name="T6">Directives are difficult to develop</text:span></text:p>
                    <text:p text:style-name="P8"><text:span text:style-name="T6">Directives are defined through stereotypes (Component, Decorator and Template)</text:span></text:p>
                  </text:list-item>
                  <text:list-item>
                    <text:p text:style-name="P8"><text:span text:style-name="T6">Some wrong design decissions must be corrected</text:span></text:p>
                    <text:p text:style-name="P8"><text:span text:style-name="T6">Scope, Application Controllers, DDOs, Modules will dissapear</text:span></text:p>
                  </text:list-item>
                  <text:list-item>
                    <text:p text:style-name="P8"><text:span text:style-name="T6">Too many ways of building applications</text:span></text:p>
                    <text:p text:style-name="P8"><text:span text:style-name="T6">Component based model</text:span></text:p>
                  </text:list-item>
                  <text:list-item>
                    <text:p text:style-name="P8"><text:span text:style-name="T6">AngularJS 1.x does not integrate with Web Components</text:span></text:p>
                    <text:p text:style-name="P8"><text:span text:style-name="T6">Add support for Web Components through Shadow DOM and new template syntax</text:span></text:p>
                  </text:list-item>
                </text:list>
              </text:list-item>
            </text:list>
          </draw:text-box>
        </draw:frame>
        <draw:frame draw:name="Titel 5" presentation:style-name="pr16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From AngularJS 1.x to 2.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11" presentation:class="page"/>
          <draw:frame presentation:style-name="pr17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Comparison_5f_">
        <office:forms form:automatic-focus="false" form:apply-design-mode="false"/>
        <draw:frame draw:name="Inhaltsplatzhalter 6" presentation:style-name="pr18" draw:text-style-name="P9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ES3, ES4, ES5, ES5.1, ES6, AtScript, TypeScript</text:span></text:p>
                  </text:list-item>
                  <text:list-item>
                    <text:p text:style-name="P8"><text:span text:style-name="T6">ES3 &lt; ES5 &lt; ES5.1 &lt; ES6</text:span></text:p>
                  </text:list-item>
                  <text:list-item>
                    <text:p text:style-name="P8"><text:span text:style-name="T6">ES4: ActionScript, TypeScript</text:span></text:p>
                  </text:list-item>
                  <text:list-item>
                    <text:p text:style-name="P8"><text:span text:style-name="T6">ES3 &lt; ES5 &lt; ES5.1 &lt; ES6 &lt; TS 1.5+</text:span></text:p>
                  </text:list-item>
                  <text:list-item>
                    <text:p text:style-name="P8"><text:span text:style-name="T6">IE8 <text:s/>=&gt; ES3+ &lt; ES5</text:span></text:p>
                  </text:list-item>
                  <text:list-item>
                    <text:p text:style-name="P8"><text:span text:style-name="T6">IE9 =&gt; ES5.1</text:span></text:p>
                  </text:list-item>
                </text:list>
              </text:list-item>
            </text:list>
          </draw:text-box>
        </draw:frame>
        <draw:frame draw:name="Titel 5" presentation:style-name="pr16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From ES5 to ES6 to TS 1.5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12" presentation:class="page"/>
          <draw:frame presentation:style-name="pr17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Comparison">
        <office:forms form:automatic-focus="false" form:apply-design-mode="false"/>
        <draw:frame draw:name="Inhaltsplatzhalter 6" presentation:style-name="pr19" draw:text-style-name="P9" draw:layer="layout" svg:width="24.002cm" svg:height="7.8cm" svg:x="0.699cm" svg:y="4.743cm" presentation:class="outline" presentation:placeholder="true" presentation:user-transformed="true">
          <draw:text-box/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5">Q&amp;A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3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luto Bold2" svg:font-family="'Pluto Bold'"/>
    <style:font-face style:name="Pluto Sans Cond Regular1" svg:font-family="'Pluto Sans Cond Regular'"/>
    <style:font-face style:name="Tw Cen MT2" svg:font-family="'Tw Cen MT'"/>
    <style:font-face style:name="Pluto Sans Regular2" svg:font-family="'Pluto Sans Regular'" style:font-family-generic="modern"/>
    <style:font-face style:name="Tw Cen MT4" svg:font-family="'Tw Cen MT'" style:font-family-generic="modern"/>
    <style:font-face style:name="Pluto Bold3" svg:font-family="'Pluto Bold'" style:font-family-generic="swiss"/>
    <style:font-face style:name="Tw Cen MT3" svg:font-family="'Tw Cen MT'" style:font-family-generic="swiss"/>
    <style:font-face style:name="Arial1" svg:font-family="Arial" style:font-pitch="variable"/>
    <style:font-face style:name="Arial Unicode MS2" svg:font-family="'Arial Unicode MS'" style:font-pitch="variable"/>
    <style:font-face style:name="Liberation Sans2" svg:font-family="'Liberation Sans'" style:font-pitch="variable"/>
    <style:font-face style:name="Pluto Bold1" svg:font-family="'Pluto Bold'" style:font-pitch="variable"/>
    <style:font-face style:name="Pluto Sans Cond Regular" svg:font-family="'Pluto Sans Cond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Arial2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Sans3" svg:font-family="'Liberation Sans'" style:font-family-generic="modern" style:font-pitch="variable"/>
    <style:font-face style:name="Pluto Sans Regular1" svg:font-family="'Pluto Sans Regular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Pluto Sans Regular" svg:font-family="'Pluto Sans Regular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Liberation Sans1" svg:font-family="'Liberation Sans'" style:font-family-generic="swiss" style:font-pitch="variable"/>
    <style:font-face style:name="Pluto Bold" svg:font-family="'Pluto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c70d3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c70d30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cm" fo:margin-bottom="0.4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cm" fo:margin-bottom="0.3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cm" fo:margin-bottom="0.2cm" fo:line-height="100%" fo:text-align="start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cm" fo:margin-bottom="0.1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cm" fo:margin-bottom="0.1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cm" fo:margin-bottom="0.1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cm" fo:margin-bottom="0.1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cm" fo:margin-bottom="0.1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with_20_Caption-background" style:display-name="1_Content with Caption-background" style:family="presentation">
      <style:graphic-properties draw:stroke="none" draw:fill="solid" draw:fill-color="#c70d30"/>
      <style:text-properties style:letter-kerning="true"/>
    </style:style>
    <style:style style:name="_31__5f_Content_20_with_20_Caption-backgroundobjects" style:display-name="1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ntent_20_with_20_Caption-notes" style:display-name="1_Content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ntent_20_with_20_Caption-outline1" style:display-name="1_Content with Caption-outline1" style:family="presentation">
      <style:graphic-properties draw:stroke="none" draw:fill="none" draw:auto-grow-height="false" draw:fit-to-size="shrink-to-fit">
        <text:list-style style:name="_31__5f_Content_20_with_20_Caption-outline1" style:display-name="1_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with_20_Caption-outline2" style:display-name="1_Content with Caption-outline2" style:family="presentation" style:parent-style-name="_31__5f_Content_20_with_20_Caption-outline1">
      <style:paragraph-properties fo:margin-top="0cm" fo:margin-bottom="0.4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1__5f_Content_20_with_20_Caption-outline3" style:display-name="1_Content with Caption-outline3" style:family="presentation" style:parent-style-name="_31__5f_Content_20_with_20_Caption-outline2">
      <style:paragraph-properties fo:margin-top="0cm" fo:margin-bottom="0.3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1__5f_Content_20_with_20_Caption-outline4" style:display-name="1_Content with Caption-outline4" style:family="presentation" style:parent-style-name="_31__5f_Content_20_with_20_Caption-outline3">
      <style:paragraph-properties fo:margin-top="0cm" fo:margin-bottom="0.2cm" fo:line-height="100%" fo:text-align="start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Content_20_with_20_Caption-outline5" style:display-name="1_Content with Caption-outline5" style:family="presentation" style:parent-style-name="_31__5f_Content_20_with_20_Caption-outline4">
      <style:paragraph-properties fo:margin-top="0cm" fo:margin-bottom="0.1cm"/>
      <style:text-properties fo:font-size="20pt" style:font-size-asian="20pt" style:font-size-complex="20pt"/>
    </style:style>
    <style:style style:name="_31__5f_Content_20_with_20_Caption-outline6" style:display-name="1_Content with Caption-outline6" style:family="presentation" style:parent-style-name="_31__5f_Content_20_with_20_Caption-outline5">
      <style:paragraph-properties fo:margin-top="0cm" fo:margin-bottom="0.1cm"/>
      <style:text-properties fo:font-size="20pt" style:font-size-asian="20pt" style:font-size-complex="20pt"/>
    </style:style>
    <style:style style:name="_31__5f_Content_20_with_20_Caption-outline7" style:display-name="1_Content with Caption-outline7" style:family="presentation" style:parent-style-name="_31__5f_Content_20_with_20_Caption-outline6">
      <style:paragraph-properties fo:margin-top="0cm" fo:margin-bottom="0.1cm"/>
      <style:text-properties fo:font-size="20pt" style:font-size-asian="20pt" style:font-size-complex="20pt"/>
    </style:style>
    <style:style style:name="_31__5f_Content_20_with_20_Caption-outline8" style:display-name="1_Content with Caption-outline8" style:family="presentation" style:parent-style-name="_31__5f_Content_20_with_20_Caption-outline7">
      <style:paragraph-properties fo:margin-top="0cm" fo:margin-bottom="0.1cm"/>
      <style:text-properties fo:font-size="20pt" style:font-size-asian="20pt" style:font-size-complex="20pt"/>
    </style:style>
    <style:style style:name="_31__5f_Content_20_with_20_Caption-outline9" style:display-name="1_Content with Caption-outline9" style:family="presentation" style:parent-style-name="_31__5f_Content_20_with_20_Caption-outline8">
      <style:paragraph-properties fo:margin-top="0cm" fo:margin-bottom="0.1cm"/>
      <style:text-properties fo:font-size="20pt" style:font-size-asian="20pt" style:font-size-complex="20pt"/>
    </style:style>
    <style:style style:name="_31__5f_Content_20_with_20_Caption-subtitle" style:display-name="1_Content with Caption-subtitle" style:family="presentation">
      <style:graphic-properties draw:stroke="none" draw:fill="none" draw:textarea-vertical-align="middle">
        <text:list-style style:name="_31__5f_Content_20_with_20_Caption-subtitle" style:display-name="1_Content with 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ntent_20_with_20_Caption-title" style:display-name="1_Content with Caption-title" style:family="presentation">
      <style:graphic-properties draw:stroke="none" draw:fill="none" draw:textarea-vertical-align="middle">
        <text:list-style style:name="_31__5f_Content_20_with_20_Caption-title" style:display-name="1_Content with 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c70d3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c70d3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Content_20_with_20_Caption-background" style:display-name="3_Content with Caption-background" style:family="presentation">
      <style:graphic-properties draw:stroke="none" draw:fill="solid" draw:fill-color="#c70d30"/>
      <style:text-properties style:letter-kerning="true"/>
    </style:style>
    <style:style style:name="_33__5f_Content_20_with_20_Caption-backgroundobjects" style:display-name="3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ontent_20_with_20_Caption-notes" style:display-name="3_Content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ontent_20_with_20_Caption-outline1" style:display-name="3_Content with Caption-outline1" style:family="presentation">
      <style:graphic-properties draw:stroke="none" draw:fill="none" draw:auto-grow-height="false" draw:fit-to-size="shrink-to-fit">
        <text:list-style style:name="_33__5f_Content_20_with_20_Caption-outline1" style:display-name="3_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3__5f_Content_20_with_20_Caption-outline2" style:display-name="3_Content with Caption-outline2" style:family="presentation" style:parent-style-name="_33__5f_Content_20_with_20_Caption-outline1">
      <style:paragraph-properties fo:margin-top="0cm" fo:margin-bottom="0.4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3__5f_Content_20_with_20_Caption-outline3" style:display-name="3_Content with Caption-outline3" style:family="presentation" style:parent-style-name="_33__5f_Content_20_with_20_Caption-outline2">
      <style:paragraph-properties fo:margin-top="0cm" fo:margin-bottom="0.3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3__5f_Content_20_with_20_Caption-outline4" style:display-name="3_Content with Caption-outline4" style:family="presentation" style:parent-style-name="_33__5f_Content_20_with_20_Caption-outline3">
      <style:paragraph-properties fo:margin-top="0cm" fo:margin-bottom="0.2cm" fo:line-height="100%" fo:text-align="start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Content_20_with_20_Caption-outline5" style:display-name="3_Content with Caption-outline5" style:family="presentation" style:parent-style-name="_33__5f_Content_20_with_20_Caption-outline4">
      <style:paragraph-properties fo:margin-top="0cm" fo:margin-bottom="0.1cm"/>
      <style:text-properties fo:font-size="20pt" style:font-size-asian="20pt" style:font-size-complex="20pt"/>
    </style:style>
    <style:style style:name="_33__5f_Content_20_with_20_Caption-outline6" style:display-name="3_Content with Caption-outline6" style:family="presentation" style:parent-style-name="_33__5f_Content_20_with_20_Caption-outline5">
      <style:paragraph-properties fo:margin-top="0cm" fo:margin-bottom="0.1cm"/>
      <style:text-properties fo:font-size="20pt" style:font-size-asian="20pt" style:font-size-complex="20pt"/>
    </style:style>
    <style:style style:name="_33__5f_Content_20_with_20_Caption-outline7" style:display-name="3_Content with Caption-outline7" style:family="presentation" style:parent-style-name="_33__5f_Content_20_with_20_Caption-outline6">
      <style:paragraph-properties fo:margin-top="0cm" fo:margin-bottom="0.1cm"/>
      <style:text-properties fo:font-size="20pt" style:font-size-asian="20pt" style:font-size-complex="20pt"/>
    </style:style>
    <style:style style:name="_33__5f_Content_20_with_20_Caption-outline8" style:display-name="3_Content with Caption-outline8" style:family="presentation" style:parent-style-name="_33__5f_Content_20_with_20_Caption-outline7">
      <style:paragraph-properties fo:margin-top="0cm" fo:margin-bottom="0.1cm"/>
      <style:text-properties fo:font-size="20pt" style:font-size-asian="20pt" style:font-size-complex="20pt"/>
    </style:style>
    <style:style style:name="_33__5f_Content_20_with_20_Caption-outline9" style:display-name="3_Content with Caption-outline9" style:family="presentation" style:parent-style-name="_33__5f_Content_20_with_20_Caption-outline8">
      <style:paragraph-properties fo:margin-top="0cm" fo:margin-bottom="0.1cm"/>
      <style:text-properties fo:font-size="20pt" style:font-size-asian="20pt" style:font-size-complex="20pt"/>
    </style:style>
    <style:style style:name="_33__5f_Content_20_with_20_Caption-subtitle" style:display-name="3_Content with Caption-subtitle" style:family="presentation">
      <style:graphic-properties draw:stroke="none" draw:fill="none" draw:textarea-vertical-align="middle">
        <text:list-style style:name="_33__5f_Content_20_with_20_Caption-subtitle" style:display-name="3_Content with 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ontent_20_with_20_Caption-title" style:display-name="3_Content with Caption-title" style:family="presentation">
      <style:graphic-properties draw:stroke="none" draw:fill="none" draw:textarea-vertical-align="middle">
        <text:list-style style:name="_33__5f_Content_20_with_20_Caption-title" style:display-name="3_Content with 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c70d3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Content_20_with_20_Caption-background" style:display-name="4_Content with Caption-background" style:family="presentation">
      <style:graphic-properties draw:stroke="none" draw:fill="solid" draw:fill-color="#c70d30"/>
      <style:text-properties style:letter-kerning="true"/>
    </style:style>
    <style:style style:name="_34__5f_Content_20_with_20_Caption-backgroundobjects" style:display-name="4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ontent_20_with_20_Caption-notes" style:display-name="4_Content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Content_20_with_20_Caption-outline1" style:display-name="4_Content with Caption-outline1" style:family="presentation">
      <style:graphic-properties draw:stroke="none" draw:fill="none" draw:auto-grow-height="false" draw:fit-to-size="shrink-to-fit">
        <text:list-style style:name="_34__5f_Content_20_with_20_Caption-outline1" style:display-name="4_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4__5f_Content_20_with_20_Caption-outline2" style:display-name="4_Content with Caption-outline2" style:family="presentation" style:parent-style-name="_34__5f_Content_20_with_20_Caption-outline1">
      <style:paragraph-properties fo:margin-top="0cm" fo:margin-bottom="0.4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4__5f_Content_20_with_20_Caption-outline3" style:display-name="4_Content with Caption-outline3" style:family="presentation" style:parent-style-name="_34__5f_Content_20_with_20_Caption-outline2">
      <style:paragraph-properties fo:margin-top="0cm" fo:margin-bottom="0.3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4__5f_Content_20_with_20_Caption-outline4" style:display-name="4_Content with Caption-outline4" style:family="presentation" style:parent-style-name="_34__5f_Content_20_with_20_Caption-outline3">
      <style:paragraph-properties fo:margin-top="0cm" fo:margin-bottom="0.2cm" fo:line-height="100%" fo:text-align="start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ontent_20_with_20_Caption-outline5" style:display-name="4_Content with Caption-outline5" style:family="presentation" style:parent-style-name="_34__5f_Content_20_with_20_Caption-outline4">
      <style:paragraph-properties fo:margin-top="0cm" fo:margin-bottom="0.1cm"/>
      <style:text-properties fo:font-size="20pt" style:font-size-asian="20pt" style:font-size-complex="20pt"/>
    </style:style>
    <style:style style:name="_34__5f_Content_20_with_20_Caption-outline6" style:display-name="4_Content with Caption-outline6" style:family="presentation" style:parent-style-name="_34__5f_Content_20_with_20_Caption-outline5">
      <style:paragraph-properties fo:margin-top="0cm" fo:margin-bottom="0.1cm"/>
      <style:text-properties fo:font-size="20pt" style:font-size-asian="20pt" style:font-size-complex="20pt"/>
    </style:style>
    <style:style style:name="_34__5f_Content_20_with_20_Caption-outline7" style:display-name="4_Content with Caption-outline7" style:family="presentation" style:parent-style-name="_34__5f_Content_20_with_20_Caption-outline6">
      <style:paragraph-properties fo:margin-top="0cm" fo:margin-bottom="0.1cm"/>
      <style:text-properties fo:font-size="20pt" style:font-size-asian="20pt" style:font-size-complex="20pt"/>
    </style:style>
    <style:style style:name="_34__5f_Content_20_with_20_Caption-outline8" style:display-name="4_Content with Caption-outline8" style:family="presentation" style:parent-style-name="_34__5f_Content_20_with_20_Caption-outline7">
      <style:paragraph-properties fo:margin-top="0cm" fo:margin-bottom="0.1cm"/>
      <style:text-properties fo:font-size="20pt" style:font-size-asian="20pt" style:font-size-complex="20pt"/>
    </style:style>
    <style:style style:name="_34__5f_Content_20_with_20_Caption-outline9" style:display-name="4_Content with Caption-outline9" style:family="presentation" style:parent-style-name="_34__5f_Content_20_with_20_Caption-outline8">
      <style:paragraph-properties fo:margin-top="0cm" fo:margin-bottom="0.1cm"/>
      <style:text-properties fo:font-size="20pt" style:font-size-asian="20pt" style:font-size-complex="20pt"/>
    </style:style>
    <style:style style:name="_34__5f_Content_20_with_20_Caption-subtitle" style:display-name="4_Content with Caption-subtitle" style:family="presentation">
      <style:graphic-properties draw:stroke="none" draw:fill="none" draw:textarea-vertical-align="middle">
        <text:list-style style:name="_34__5f_Content_20_with_20_Caption-subtitle" style:display-name="4_Content with 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ontent_20_with_20_Caption-title" style:display-name="4_Content with Caption-title" style:family="presentation">
      <style:graphic-properties draw:stroke="none" draw:fill="none" draw:textarea-vertical-align="middle">
        <text:list-style style:name="_34__5f_Content_20_with_20_Caption-title" style:display-name="4_Content with 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with_20_Caption-background" style:display-name="2_Content with Caption-background" style:family="presentation">
      <style:graphic-properties draw:stroke="none" draw:fill="solid" draw:fill-color="#c70d30"/>
      <style:text-properties style:letter-kerning="true"/>
    </style:style>
    <style:style style:name="_32__5f_Content_20_with_20_Caption-backgroundobjects" style:display-name="2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_20_with_20_Caption-notes" style:display-name="2_Content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_20_with_20_Caption-outline1" style:display-name="2_Content with Caption-outline1" style:family="presentation">
      <style:graphic-properties draw:stroke="none" draw:fill="none" draw:auto-grow-height="false" draw:fit-to-size="shrink-to-fit">
        <text:list-style style:name="_32__5f_Content_20_with_20_Caption-outline1" style:display-name="2_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with_20_Caption-outline2" style:display-name="2_Content with Caption-outline2" style:family="presentation" style:parent-style-name="_32__5f_Content_20_with_20_Caption-outline1">
      <style:paragraph-properties fo:margin-top="0cm" fo:margin-bottom="0.4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2__5f_Content_20_with_20_Caption-outline3" style:display-name="2_Content with Caption-outline3" style:family="presentation" style:parent-style-name="_32__5f_Content_20_with_20_Caption-outline2">
      <style:paragraph-properties fo:margin-top="0cm" fo:margin-bottom="0.3cm" fo:line-height="100%" fo:text-align="start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2__5f_Content_20_with_20_Caption-outline4" style:display-name="2_Content with Caption-outline4" style:family="presentation" style:parent-style-name="_32__5f_Content_20_with_20_Caption-outline3">
      <style:paragraph-properties fo:margin-top="0cm" fo:margin-bottom="0.2cm" fo:line-height="100%" fo:text-align="start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_20_with_20_Caption-outline5" style:display-name="2_Content with Caption-outline5" style:family="presentation" style:parent-style-name="_32__5f_Content_20_with_20_Caption-outline4">
      <style:paragraph-properties fo:margin-top="0cm" fo:margin-bottom="0.1cm"/>
      <style:text-properties fo:font-size="20pt" style:font-size-asian="20pt" style:font-size-complex="20pt"/>
    </style:style>
    <style:style style:name="_32__5f_Content_20_with_20_Caption-outline6" style:display-name="2_Content with Caption-outline6" style:family="presentation" style:parent-style-name="_32__5f_Content_20_with_20_Caption-outline5">
      <style:paragraph-properties fo:margin-top="0cm" fo:margin-bottom="0.1cm"/>
      <style:text-properties fo:font-size="20pt" style:font-size-asian="20pt" style:font-size-complex="20pt"/>
    </style:style>
    <style:style style:name="_32__5f_Content_20_with_20_Caption-outline7" style:display-name="2_Content with Caption-outline7" style:family="presentation" style:parent-style-name="_32__5f_Content_20_with_20_Caption-outline6">
      <style:paragraph-properties fo:margin-top="0cm" fo:margin-bottom="0.1cm"/>
      <style:text-properties fo:font-size="20pt" style:font-size-asian="20pt" style:font-size-complex="20pt"/>
    </style:style>
    <style:style style:name="_32__5f_Content_20_with_20_Caption-outline8" style:display-name="2_Content with Caption-outline8" style:family="presentation" style:parent-style-name="_32__5f_Content_20_with_20_Caption-outline7">
      <style:paragraph-properties fo:margin-top="0cm" fo:margin-bottom="0.1cm"/>
      <style:text-properties fo:font-size="20pt" style:font-size-asian="20pt" style:font-size-complex="20pt"/>
    </style:style>
    <style:style style:name="_32__5f_Content_20_with_20_Caption-outline9" style:display-name="2_Content with Caption-outline9" style:family="presentation" style:parent-style-name="_32__5f_Content_20_with_20_Caption-outline8">
      <style:paragraph-properties fo:margin-top="0cm" fo:margin-bottom="0.1cm"/>
      <style:text-properties fo:font-size="20pt" style:font-size-asian="20pt" style:font-size-complex="20pt"/>
    </style:style>
    <style:style style:name="_32__5f_Content_20_with_20_Caption-subtitle" style:display-name="2_Content with Caption-subtitle" style:family="presentation">
      <style:graphic-properties draw:stroke="none" draw:fill="none" draw:textarea-vertical-align="middle">
        <text:list-style style:name="_32__5f_Content_20_with_20_Caption-subtitle" style:display-name="2_Content with 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_20_with_20_Caption-title" style:display-name="2_Content with Caption-title" style:family="presentation">
      <style:graphic-properties draw:stroke="none" draw:fill="none" draw:textarea-vertical-align="middle">
        <text:list-style style:name="_32__5f_Content_20_with_20_Caption-title" style:display-name="2_Content with 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_5f_-background" style:display-name="Comparison_-background" style:family="presentation">
      <style:graphic-properties draw:stroke="none" draw:fill="solid" draw:fill-color="#c70d30"/>
      <style:text-properties style:letter-kerning="true"/>
    </style:style>
    <style:style style:name="Comparison_5f_-backgroundobjects" style:display-name="Comparis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_5f_-notes" style:display-name="Comparis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mparison_5f_-outline1" style:display-name="Comparison_-outline1" style:family="presentation">
      <style:graphic-properties draw:stroke="none" draw:fill="none" draw:auto-grow-height="false" draw:fit-to-size="shrink-to-fit">
        <text:list-style style:name="Comparison_5f_-outline1" style:display-name="Comparis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ffffff" style:text-outline="false" style:text-line-through-style="none" style:text-line-through-type="none" style:font-name="Pluto Sans Regular1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Comparison_5f_-outline2" style:display-name="Comparison_-outline2" style:family="presentation" style:parent-style-name="Comparison_5f_-outline1">
      <style:paragraph-properties fo:margin-left="0cm" fo:margin-right="0cm" fo:margin-top="0cm" fo:margin-bottom="0.4cm" fo:line-height="100%" fo:text-align="start" fo:text-indent="0cm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omparison_5f_-outline3" style:display-name="Comparison_-outline3" style:family="presentation" style:parent-style-name="Comparison_5f_-outline2">
      <style:paragraph-properties fo:margin-left="0cm" fo:margin-right="0cm" fo:margin-top="0cm" fo:margin-bottom="0.3cm" fo:line-height="100%" fo:text-align="start" fo:text-indent="0cm" style:punctuation-wrap="hanging"/>
      <style:text-properties fo:color="#ffffff" style:text-line-through-style="none" style:text-line-through-type="none" style:font-name="Tw Cen MT2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omparison_5f_-outline4" style:display-name="Comparison_-outline4" style:family="presentation" style:parent-style-name="Comparison_5f_-outline3">
      <style:paragraph-properties fo:margin-left="0cm" fo:margin-right="0cm" fo:margin-top="0cm" fo:margin-bottom="0.2cm" fo:line-height="100%" fo:text-align="start" fo:text-indent="0cm" style:punctuation-wrap="hanging"/>
      <style:text-properties fo:color="#ffffff" style:text-line-through-style="none" style:text-line-through-type="none" style:font-name="Tw Cen MT2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_5f_-outline5" style:display-name="Comparison_-outline5" style:family="presentation" style:parent-style-name="Comparis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_5f_-outline6" style:display-name="Comparison_-outline6" style:family="presentation" style:parent-style-name="Comparis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_5f_-outline7" style:display-name="Comparison_-outline7" style:family="presentation" style:parent-style-name="Comparis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_5f_-outline8" style:display-name="Comparison_-outline8" style:family="presentation" style:parent-style-name="Comparis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_5f_-outline9" style:display-name="Comparison_-outline9" style:family="presentation" style:parent-style-name="Comparis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parison_5f_-subtitle" style:display-name="Comparison_-subtitle" style:family="presentation">
      <style:graphic-properties draw:stroke="none" draw:fill="none" draw:textarea-vertical-align="middle">
        <text:list-style style:name="Comparison_5f_-subtitle" style:display-name="Comparis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_5f_-title" style:display-name="Comparison_-title" style:family="presentation">
      <style:graphic-properties draw:stroke="none" draw:fill="none" draw:textarea-vertical-align="middle">
        <text:list-style style:name="Comparison_5f_-title" style:display-name="Comparis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font-name="Tw Cen MT2" fo:font-family="'Tw Cen MT'" fo:font-size="18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c70d3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draw:fill="solid" draw:fill-color="#1ca8d9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18bb31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53cm" draw:fill="solid" draw:fill-color="#f2a33e" draw:textarea-vertical-align="middle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53cm" draw:fill="solid" draw:fill-color="#ffffff" draw:textarea-vertical-align="middle" draw:auto-grow-height="false" draw:fit-to-size="false" fo:min-height="10.094cm" fo:min-width="24.9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5" style:family="presentation" style:parent-style-name="Custom_20_Layou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6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7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_31__5f_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9" style:family="presentation" style:parent-style-name="_31__5f_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_31__5f_Content_20_with_20_Caption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11" style:family="presentation" style:parent-style-name="_31__5f_Content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_31__5f_Content_20_with_20_Caption-outline1">
      <style:graphic-properties draw:stroke="none" svg:stroke-width="0cm" draw:fill="none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3" style:family="presentation" style:parent-style-name="_31__5f_Content_20_with_20_Caption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1__5f_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omparison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6" style:family="presentation" style:parent-style-name="Comparison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1" style:family="presentation" style:parent-style-name="Two_20_Content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_33__5f_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6" style:family="presentation" style:parent-style-name="_33__5f_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27" style:family="presentation" style:parent-style-name="_33__5f_Content_20_with_20_Caption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28" style:family="presentation" style:parent-style-name="_33__5f_Content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9" style:family="presentation" style:parent-style-name="_33__5f_Content_20_with_20_Caption-outline1">
      <style:graphic-properties draw:stroke="none" svg:stroke-width="0cm" draw:fill="none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0" style:family="presentation" style:parent-style-name="_33__5f_Content_20_with_20_Caption-backgroundobjects">
      <style:graphic-properties draw:stroke="none" draw:fill="none" draw:fill-color="#ffffff" draw:auto-grow-height="false" fo:min-height="1.27cm"/>
    </style:style>
    <style:style style:name="Mpr31" style:family="presentation" style:parent-style-name="_33__5f_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3" style:family="presentation" style:parent-style-name="Title_20_Only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34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35" style:family="presentation" style:parent-style-name="Title_20_Only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3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3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_34__5f_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9" style:family="presentation" style:parent-style-name="_34__5f_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40" style:family="presentation" style:parent-style-name="_34__5f_Content_20_with_20_Caption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41" style:family="presentation" style:parent-style-name="_34__5f_Content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2" style:family="presentation" style:parent-style-name="_34__5f_Content_20_with_20_Caption-outline1">
      <style:graphic-properties draw:stroke="none" svg:stroke-width="0cm" draw:fill="none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43" style:family="presentation" style:parent-style-name="_34__5f_Content_20_with_20_Caption-backgroundobjects">
      <style:graphic-properties draw:stroke="none" draw:fill="none" draw:fill-color="#ffffff" draw:auto-grow-height="false" fo:min-height="1.27cm"/>
    </style:style>
    <style:style style:name="Mpr44" style:family="presentation" style:parent-style-name="_34__5f_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r45" style:family="presentation" style:parent-style-name="_32__5f_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46" style:family="presentation" style:parent-style-name="_32__5f_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47" style:family="presentation" style:parent-style-name="_32__5f_Content_20_with_20_Caption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48" style:family="presentation" style:parent-style-name="_32__5f_Content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9" style:family="presentation" style:parent-style-name="_32__5f_Content_20_with_20_Caption-outline1">
      <style:graphic-properties draw:stroke="none" svg:stroke-width="0cm" draw:fill="none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50" style:family="presentation" style:parent-style-name="_32__5f_Content_20_with_20_Caption-backgroundobjects">
      <style:graphic-properties draw:stroke="none" draw:fill="none" draw:fill-color="#ffffff" draw:auto-grow-height="false" fo:min-height="1.27cm"/>
    </style:style>
    <style:style style:name="Mpr51" style:family="presentation" style:parent-style-name="_32__5f_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Comparison_5f_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53" style:family="presentation" style:parent-style-name="Comparison_5f_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4" style:family="presentation" style:parent-style-name="Comparison_5f_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55" style:family="presentation" style:parent-style-name="Comparison_5f_-backgroundobjects">
      <style:graphic-properties draw:stroke="none" draw:fill="none" draw:fill-color="#ffffff" draw:auto-grow-height="false" fo:min-height="1.27cm"/>
    </style:style>
    <style:style style:name="Mpr56" style:family="presentation" style:parent-style-name="Comparison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/>
      <style:text-properties fo:hyphenate="false"/>
    </style:style>
    <style:style style:name="MP16" style:family="paragraph">
      <style:paragraph-properties fo:margin-left="0cm" fo:margin-right="0cm" fo:margin-top="0.247cm" fo:margin-bottom="0cm" fo:line-height="100%" fo:text-align="start" fo:text-indent="0cm" style:punctuation-wrap="hanging"/>
      <style:text-properties fo:hyphenate="false"/>
    </style:style>
    <style:style style:name="MP17" style:family="paragraph">
      <style:paragraph-properties fo:margin-left="0cm" fo:margin-right="0cm" fo:margin-top="0.194cm" fo:margin-bottom="0cm" fo:line-height="100%" fo:text-align="start" fo:text-indent="0cm" style:punctuation-wrap="hanging"/>
      <style:text-properties fo:hyphenate="false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20" style:family="paragraph">
      <style:paragraph-properties fo:margin-left="0cm" fo:margin-right="0cm" fo:text-indent="0cm"/>
    </style:style>
    <style:style style:name="MP2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22" style:family="paragraph">
      <loext:graphic-properties draw:fill="solid" draw:fill-color="#1ca8d9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.247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solid" draw:fill-color="#18bb31"/>
      <style:paragraph-properties fo:text-align="start" style:font-independent-line-spacing="true"/>
      <style:text-properties fo:font-size="18pt"/>
    </style:style>
    <style:style style:name="MP25" style:family="paragraph">
      <loext:graphic-properties draw:fill="solid" draw:fill-color="#f2a33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Pluto Sans Cond Regular1" fo:font-size="12pt" fo:letter-spacing="normal" fo:font-style="normal" style:text-underline-style="none" fo:font-weight="normal" style:font-size-asian="12pt" style:font-style-asian="normal" style:font-weight-asian="normal" style:font-name-complex="Pluto Sans Cond Regular1" style:font-size-complex="12pt" style:font-style-complex="normal" style:font-weight-complex="normal"/>
    </style:style>
    <style:style style:name="MT3" style:family="text">
      <style:text-properties fo:color="#ffffff" style:text-line-through-style="none" style:text-line-through-type="none" style:font-name="Pluto Bol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Pluto Sans Regular1" fo:font-size="18pt" fo:letter-spacing="normal" fo:font-style="normal" style:text-underline-style="none" fo:font-weight="normal" style:font-size-asian="18pt" style:font-style-asian="normal" style:font-weight-asian="normal" style:font-name-complex="Pluto Sans Cond Regular1" style:font-size-complex="18pt" style:font-style-complex="normal" style:font-weight-complex="normal"/>
    </style:style>
    <style:style style:name="MT5" style:family="text">
      <style:text-properties fo:color="#ffffff" style:text-line-through-style="none" style:text-line-through-type="none" style:font-name="Pluto Bold2" fo:font-size="24pt" fo:letter-spacing="normal" fo:font-style="normal" style:text-underline-style="none" fo:font-weight="normal" style:font-size-asian="24pt" style:font-style-asian="normal" style:font-weight-asian="normal" style:font-name-complex="Pluto Bold2" style:font-size-complex="24pt" style:font-style-complex="normal" style:font-weight-complex="normal"/>
    </style:style>
    <style:style style:name="MT6" style:family="text">
      <style:text-properties fo:color="#ffffff" style:text-line-through-style="none" style:text-line-through-type="none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08080" style:text-line-through-style="none" style:text-line-through-type="none" style:font-name="Pluto Sans Regular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808080" style:text-line-through-style="none" style:text-line-through-type="none" style:font-name="Pluto Sans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808080" style:text-line-through-style="none" style:text-line-through-type="none" style:font-name="Pluto Sans Regular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808080" style:text-line-through-style="none" style:text-line-through-type="none" style:font-name="Pluto Sans Regular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color="#808080" style:text-line-through-style="none" style:text-line-through-type="none" style:font-name="Pluto Sans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c70d30" style:text-line-through-style="none" style:text-line-through-type="none" style:font-name="Pluto Sans Cond Regular1" fo:font-size="12pt" fo:letter-spacing="normal" fo:font-style="normal" style:text-underline-style="none" fo:font-weight="normal" style:font-size-asian="12pt" style:font-style-asian="normal" style:font-weight-asian="normal" style:font-name-complex="Pluto Sans Cond Regular1" style:font-size-complex="12pt" style:font-style-complex="normal" style:font-weight-complex="normal"/>
    </style:style>
    <style:style style:name="MT13" style:family="text">
      <style:text-properties fo:color="#ffffff" style:text-line-through-style="none" style:text-line-through-type="none" style:font-name="Pluto Sans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ffffff" style:text-line-through-style="none" style:text-line-through-type="none" style:font-name="Pluto Sans Regular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53cm"/>
        <style:text-properties fo:font-family="Wingdings" style:font-pitch="variable" style:font-charset="x-symbol" fo:color="#80808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1.017cm" text:min-label-width="0.761cm"/>
        <style:text-properties fo:font-family="Wingdings" style:font-pitch="variable" style:font-charset="x-symbol" fo:color="#80808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1.906cm" text:min-label-width="0.952cm"/>
        <style:text-properties fo:font-family="Wingdings" style:font-pitch="variable" style:font-charset="x-symbol" fo:color="#80808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3.176cm" text:min-label-width="0.952cm"/>
        <style:text-properties fo:font-family="Wingdings" style:font-pitch="variable" style:font-charset="x-symbol" fo:color="#80808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4.446cm" text:min-label-width="0.793cm"/>
        <style:text-properties fo:font-family="Wingdings" style:font-pitch="variable" style:font-charset="x-symbol" fo:color="#80808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frame draw:name="Picture 2" draw:style-name="Mgr3" draw:text-style-name="MP5" draw:layer="backgroundobjects" svg:width="8.195cm" svg:height="6.35cm" svg:x="7.675cm" svg:y="3.743cm">
        <draw:image xlink:href="Pictures/10000201000001E40000017715296E18.png" xlink:type="simple" xlink:show="embed" xlink:actuate="onLoad">
          <text:p/>
        </draw:image>
      </draw:frame>
      <draw:frame draw:name="Date Placeholder 2" presentation:style-name="Mpr1" draw:text-style-name="MP7" draw:layer="backgroundobjects" svg:width="5.926cm" svg:height="1.013cm" svg:x="1.27cm" svg:y="13.13cm" presentation:class="date-time" presentation:user-transformed="true">
        <draw:text-box>
          <text:p text:style-name="MP6"><text:span text:style-name="MT2"><text:date style:data-style-name="D1" text:date-value="2015-04-16">4/16/15</text:date></text:span></text:p>
        </draw:text-box>
      </draw:frame>
      <draw:frame draw:name="Slide Number Placeholder 3" presentation:style-name="Mpr1" draw:text-style-name="MP7" draw:layer="backgroundobjects" svg:width="5.926cm" svg:height="1.013cm" svg:x="10.174cm" svg:y="13.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frame draw:name="Date Placeholder 3" presentation:style-name="Mpr4" draw:text-style-name="MP7" draw:layer="backgroundobjects" svg:width="5.926cm" svg:height="1.013cm" svg:x="1.27cm" svg:y="13.13cm" presentation:class="date-time" presentation:user-transformed="true">
        <draw:text-box>
          <text:p text:style-name="MP6"><text:span text:style-name="MT2"><text:date style:data-style-name="D1" text:date-value="2015-04-16">4/16/15</text:date></text:span></text:p>
        </draw:text-box>
      </draw:frame>
      <draw:frame draw:name="Slide Number Placeholder 5" presentation:style-name="Mpr4" draw:text-style-name="MP7" draw:layer="backgroundobjects" svg:width="5.926cm" svg:height="1.013cm" svg:x="10.174cm" svg:y="13.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icture 2" draw:style-name="Mgr3" draw:text-style-name="MP5" draw:layer="backgroundobjects" svg:width="4.009cm" svg:height="3.105cm" svg:x="10.1cm" svg:y="2.653cm">
        <draw:image xlink:href="Pictures/100002010000015B0000010DB487E157.png" xlink:type="simple" xlink:show="embed" xlink:actuate="onLoad">
          <text:p/>
        </draw:image>
      </draw:frame>
      <draw:frame draw:name="Title 6" presentation:style-name="Mpr5" draw:text-style-name="MP10" draw:layer="backgroundobjects" svg:width="24.002cm" svg:height="2.399cm" svg:x="0.699cm" svg:y="6.344cm" presentation:class="title" presentation:user-transformed="true">
        <draw:text-box>
          <text:p text:style-name="MP9"><text:span text:style-name="MT3">Click to edit the title text formatPresentation title</text:span></text:p>
        </draw:text-box>
      </draw:frame>
      <draw:frame presentation:style-name="Custom_20_Layout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1cm" svg:height="9.524cm" svg:x="1.059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ontent_20_with_20_Caption" style:display-name="1_Content with Caption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7" draw:style-name="Mgr4" draw:text-style-name="MP11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8" draw:text-style-name="MP7" draw:layer="backgroundobjects" svg:width="5.926cm" svg:height="1.013cm" svg:x="1.27cm" svg:y="13.13cm" presentation:class="date-time" presentation:user-transformed="true">
        <draw:text-box>
          <text:p text:style-name="MP12"><text:span text:style-name="MT4"><text:date style:data-style-name="D1" text:date-value="2015-04-16">4/16/15</text:date></text:span></text:p>
        </draw:text-box>
      </draw:frame>
      <draw:frame draw:name="Slide Number Placeholder 5" presentation:style-name="Mpr8" draw:text-style-name="MP7" draw:layer="backgroundobjects" svg:width="5.926cm" svg:height="1.013cm" svg:x="10.174cm" svg:y="13.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9" draw:text-style-name="MP10" draw:layer="backgroundobjects" svg:width="24.002cm" svg:height="1.412cm" svg:x="0.699cm" svg:y="10.144cm" presentation:class="title" presentation:user-transformed="true">
        <draw:text-box>
          <text:p text:style-name="MP9"><text:span text:style-name="MT5">Click to edit the title text formatTitle</text:span></text:p>
        </draw:text-box>
      </draw:frame>
      <draw:frame draw:name="Text Placeholder 3" presentation:style-name="Mpr10" draw:text-style-name="MP10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Sub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9" presentation:style-name="Mpr11" draw:text-style-name="MP10" draw:layer="backgroundobjects" svg:width="11.201cm" svg:height="8.6cm" svg:x="1.098cm" svg:y="0.543cm" presentation:class="outline" presentation:user-transformed="true">
        <draw:text-box>
          <text:p text:style-name="MP15"><text:span text:style-name="MT6">Click to edit the outline text format</text:span></text:p>
          <text:list text:style-name="ML5">
            <text:list-item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2" draw:text-style-name="MP10" draw:layer="backgroundobjects" svg:width="11.6cm" svg:height="8.6cm" svg:x="13.1cm" svg:y="0.543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6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Content_20_with_20_Caption-title" draw:layer="backgroundobjects" svg:width="16.931cm" svg:height="9.524cm" svg:x="1.059cm" svg:y="1.93cm" presentation:class="page"/>
        <draw:frame presentation:style-name="_31__5f_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9" draw:style-name="Mgr4" draw:text-style-name="MP11" draw:layer="backgroundobjects" svg:width="25.399cm" svg:height="10.343cm" svg:x="0cm" svg:y="3.943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5" draw:text-style-name="MP10" draw:layer="backgroundobjects" svg:width="24.002cm" svg:height="7.8cm" svg:x="0.699cm" svg:y="4.743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  <text:list>
                                    <text:list-item>
                                      <text:p text:style-name="MP20"><text:span text:style-name="MT7">Seventh Outline LevelText: Quite a long text to test out multiple line display in a presentation.</text:span></text:p>
                                      <text:list>
                                        <text:list-item>
                                          <text:p text:style-name="MP20"><text:span text:style-name="MT7">Text</text:span></text:p>
                                          <text:list>
                                            <text:list-item>
                                              <text:p text:style-name="MP20"><text:span text:style-name="MT8">Text</text:span></text:p>
                                              <text:list>
                                                <text:list-item>
                                                  <text:p text:style-name="MP18"><text:span text:style-name="MT9">Text</text:span></text:p>
                                                </text:list-item>
                                                <text:list-item>
                                                  <text:p text:style-name="MP19"><text:span text:style-name="MT11">Text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9" draw:style-name="Mgr3" draw:text-style-name="MP5" draw:layer="backgroundobjects" svg:width="4.8cm" svg:height="1.124cm" svg:x="19.501cm" svg:y="12.67cm">
        <draw:image xlink:href="Pictures/10000201000001A0000000613CF77719.png" xlink:type="simple" xlink:show="embed" xlink:actuate="onLoad">
          <text:p/>
        </draw:image>
      </draw:frame>
      <draw:frame draw:name="Title 3" presentation:style-name="Mpr16" draw:text-style-name="MP10" draw:layer="backgroundobjects" svg:width="22.859cm" svg:height="3.174cm" svg:x="1.27cm" svg:y="0.763cm" presentation:class="title" presentation:user-transformed="true">
        <draw:text-box>
          <text:p text:style-name="MP21"><text:span text:style-name="MT3">Click to edit the title text formatClick to edit Master title style</text:span></text:p>
        </draw:text-box>
      </draw:frame>
      <draw:frame draw:name="Date Placeholder 5" presentation:style-name="Mpr17" draw:text-style-name="MP7" draw:layer="backgroundobjects" svg:width="5.926cm" svg:height="1.013cm" svg:x="1.27cm" svg:y="13.13cm" presentation:class="date-time" presentation:user-transformed="true">
        <draw:text-box>
          <text:p text:style-name="MP6"><text:span text:style-name="MT12"><text:date style:data-style-name="D1" text:date-value="2015-04-16">4/16/15</text:date></text:span></text:p>
        </draw:text-box>
      </draw:frame>
      <draw:frame draw:name="Slide Number Placeholder 6" presentation:style-name="Mpr17" draw:text-style-name="MP7" draw:layer="backgroundobjects" svg:width="5.926cm" svg:height="1.013cm" svg:x="10.174cm" svg:y="13.13cm" presentation:class="page-number" presentation:user-transformed="true">
        <draw:text-box>
          <text:p text:style-name="MP6"><text:span text:style-name="MT1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mparison-title" draw:layer="backgroundobjects" svg:width="16.931cm" svg:height="9.524cm" svg:x="1.059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frame draw:name="Date Placeholder 3" presentation:style-name="Mpr20" draw:text-style-name="MP7" draw:layer="backgroundobjects" svg:width="5.926cm" svg:height="1.013cm" svg:x="1.27cm" svg:y="13.13cm" presentation:class="date-time" presentation:user-transformed="true">
        <draw:text-box>
          <text:p text:style-name="MP6"><text:span text:style-name="MT2"><text:date style:data-style-name="D1" text:date-value="2015-04-16">4/16/15</text:date></text:span></text:p>
        </draw:text-box>
      </draw:frame>
      <draw:frame draw:name="Slide Number Placeholder 5" presentation:style-name="Mpr20" draw:text-style-name="MP7" draw:layer="backgroundobjects" svg:width="5.926cm" svg:height="1.013cm" svg:x="10.174cm" svg:y="13.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1" draw:text-style-name="MP10" draw:layer="backgroundobjects" svg:width="24.002cm" svg:height="5.2cm" svg:x="0.699cm" svg:y="7.144cm" presentation:class="title" presentation:user-transformed="true">
        <draw:text-box>
          <text:p text:style-name="MP9"><text:span text:style-name="MT13">Click to edit the title text formatSubtitle</text:span></text:p>
        </draw:text-box>
      </draw:frame>
      <draw:frame draw:name="Text Placeholder 2" presentation:style-name="Mpr22" draw:text-style-name="MP10" draw:layer="backgroundobjects" svg:width="24.002cm" svg:height="5.766cm" svg:x="0.699cm" svg:y="1.143cm" presentation:class="outline" presentation:user-transformed="true">
        <draw:text-box>
          <text:list text:style-name="ML4">
            <text:list-item>
              <text:p text:style-name="MP13"><text:span text:style-name="MT14">Click to edit the outline text format</text:span></text:p>
              <text:list>
                <text:list-item>
                  <text:p text:style-name="MP13"><text:span text:style-name="MT14">Second Outline Level</text:span></text:p>
                  <text:list>
                    <text:list-item>
                      <text:p text:style-name="MP13"><text:span text:style-name="MT14">Third Outline Level</text:span></text:p>
                      <text:list>
                        <text:list-item>
                          <text:p text:style-name="MP13"><text:span text:style-name="MT14">Fourth Outline Level</text:span></text:p>
                          <text:list>
                            <text:list-item>
                              <text:p text:style-name="MP13"><text:span text:style-name="MT14">Fifth Outline Level</text:span></text:p>
                              <text:list>
                                <text:list-item>
                                  <text:p text:style-name="MP13"><text:span text:style-name="MT14">Sixth Outline Level</text:span></text:p>
                                  <text:list>
                                    <text:list-item>
                                      <text:p text:style-name="MP14"><text:span text:style-name="MT14">Seventh Outline Level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6.931cm" svg:height="9.524cm" svg:x="1.059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Content_20_with_20_Caption" style:display-name="3_Content with Caption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" draw:style-name="Mgr5" draw:text-style-name="MP22" draw:layer="backgroundobjects" svg:width="25.399cm" svg:height="14.286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11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25" draw:text-style-name="MP7" draw:layer="backgroundobjects" svg:width="5.926cm" svg:height="1.013cm" svg:x="1.27cm" svg:y="13.13cm" presentation:class="date-time" presentation:user-transformed="true">
        <draw:text-box>
          <text:p text:style-name="MP12"><text:span text:style-name="MT4"><text:date style:data-style-name="D1" text:date-value="2015-04-16">4/16/15</text:date></text:span></text:p>
        </draw:text-box>
      </draw:frame>
      <draw:frame draw:name="Slide Number Placeholder 5" presentation:style-name="Mpr25" draw:text-style-name="MP7" draw:layer="backgroundobjects" svg:width="5.926cm" svg:height="1.013cm" svg:x="10.174cm" svg:y="13.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6" draw:text-style-name="MP10" draw:layer="backgroundobjects" svg:width="24.002cm" svg:height="1.412cm" svg:x="0.699cm" svg:y="10.144cm" presentation:class="title" presentation:user-transformed="true">
        <draw:text-box>
          <text:p text:style-name="MP9"><text:span text:style-name="MT5">Click to edit the title text formatTitle</text:span></text:p>
        </draw:text-box>
      </draw:frame>
      <draw:frame draw:name="Text Placeholder 3" presentation:style-name="Mpr27" draw:text-style-name="MP10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Sub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9" presentation:style-name="Mpr28" draw:text-style-name="MP10" draw:layer="backgroundobjects" svg:width="11.201cm" svg:height="8.6cm" svg:x="1.098cm" svg:y="0.543cm" presentation:class="outline" presentation:user-transformed="true">
        <draw:text-box>
          <text:p text:style-name="MP15"><text:span text:style-name="MT6">Click to edit the outline text format</text:span></text:p>
          <text:list text:style-name="ML5">
            <text:list-item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9" draw:text-style-name="MP10" draw:layer="backgroundobjects" svg:width="11.6cm" svg:height="8.6cm" svg:x="13.1cm" svg:y="0.543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6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presentation:notes style:page-layout-name="PM2">
        <draw:page-thumbnail presentation:style-name="_33__5f_Content_20_with_20_Caption-title" draw:layer="backgroundobjects" svg:width="16.931cm" svg:height="9.524cm" svg:x="1.059cm" svg:y="1.93cm" presentation:class="page"/>
        <draw:frame presentation:style-name="_33__5f_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2" draw:style-name="Mgr4" draw:text-style-name="MP11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32" draw:text-style-name="MP7" draw:layer="backgroundobjects" svg:width="5.926cm" svg:height="1.013cm" svg:x="1.27cm" svg:y="13.13cm" presentation:class="date-time" presentation:user-transformed="true">
        <draw:text-box>
          <text:p text:style-name="MP12"><text:span text:style-name="MT4"><text:date style:data-style-name="D1" text:date-value="2015-04-16">4/16/15</text:date></text:span></text:p>
        </draw:text-box>
      </draw:frame>
      <draw:frame draw:name="Slide Number Placeholder 5" presentation:style-name="Mpr32" draw:text-style-name="MP7" draw:layer="backgroundobjects" svg:width="5.926cm" svg:height="1.013cm" svg:x="10.174cm" svg:y="13.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icture Placeholder 9" presentation:style-name="Mpr33" draw:text-style-name="MP10" draw:layer="backgroundobjects" svg:width="23.203cm" svg:height="8.6cm" svg:x="1.098cm" svg:y="0.543cm" presentation:class="outline" presentation:user-transformed="true">
        <draw:text-box>
          <text:list text:style-name="ML4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4" draw:text-style-name="MP10" draw:layer="backgroundobjects" svg:width="24.002cm" svg:height="1.412cm" svg:x="0.699cm" svg:y="10.144cm" presentation:class="title" presentation:user-transformed="true">
        <draw:text-box>
          <text:p text:style-name="MP9"><text:span text:style-name="MT5">Click to edit the title text formatTitle</text:span></text:p>
        </draw:text-box>
      </draw:frame>
      <draw:frame draw:name="Text Placeholder 3" presentation:style-name="Mpr35" draw:text-style-name="MP10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4">Seventh Outline LevelSubtitle</text:span></text:p>
        </draw:text-box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Content_20_with_20_Caption" style:display-name="4_Content with Caption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" draw:style-name="Mgr6" draw:text-style-name="MP24" draw:layer="backgroundobjects" svg:width="25.399cm" svg:height="14.286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11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38" draw:text-style-name="MP7" draw:layer="backgroundobjects" svg:width="5.926cm" svg:height="1.013cm" svg:x="1.27cm" svg:y="13.13cm" presentation:class="date-time" presentation:user-transformed="true">
        <draw:text-box>
          <text:p text:style-name="MP12"><text:span text:style-name="MT4"><text:date style:data-style-name="D1" text:date-value="2015-04-16">4/16/15</text:date></text:span></text:p>
        </draw:text-box>
      </draw:frame>
      <draw:frame draw:name="Slide Number Placeholder 5" presentation:style-name="Mpr38" draw:text-style-name="MP7" draw:layer="backgroundobjects" svg:width="5.926cm" svg:height="1.013cm" svg:x="10.174cm" svg:y="13.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39" draw:text-style-name="MP10" draw:layer="backgroundobjects" svg:width="24.002cm" svg:height="1.412cm" svg:x="0.699cm" svg:y="10.144cm" presentation:class="title" presentation:user-transformed="true">
        <draw:text-box>
          <text:p text:style-name="MP9"><text:span text:style-name="MT5">Click to edit the title text formatTitle</text:span></text:p>
        </draw:text-box>
      </draw:frame>
      <draw:frame draw:name="Text Placeholder 3" presentation:style-name="Mpr40" draw:text-style-name="MP10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Sub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9" presentation:style-name="Mpr41" draw:text-style-name="MP10" draw:layer="backgroundobjects" svg:width="11.201cm" svg:height="8.6cm" svg:x="1.098cm" svg:y="0.543cm" presentation:class="outline" presentation:user-transformed="true">
        <draw:text-box>
          <text:p text:style-name="MP15"><text:span text:style-name="MT6">Click to edit the outline text format</text:span></text:p>
          <text:list text:style-name="ML5">
            <text:list-item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42" draw:text-style-name="MP10" draw:layer="backgroundobjects" svg:width="11.6cm" svg:height="8.6cm" svg:x="13.1cm" svg:y="0.543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6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presentation:notes style:page-layout-name="PM2">
        <draw:page-thumbnail presentation:style-name="_34__5f_Content_20_with_20_Caption-title" draw:layer="backgroundobjects" svg:width="16.931cm" svg:height="9.524cm" svg:x="1.059cm" svg:y="1.93cm" presentation:class="page"/>
        <draw:frame presentation:style-name="_34__5f_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_20_with_20_Caption" style:display-name="2_Content with Caption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" draw:style-name="Mgr7" draw:text-style-name="MP25" draw:layer="backgroundobjects" svg:width="25.399cm" svg:height="14.286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11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45" draw:text-style-name="MP7" draw:layer="backgroundobjects" svg:width="5.926cm" svg:height="1.013cm" svg:x="1.27cm" svg:y="13.13cm" presentation:class="date-time" presentation:user-transformed="true">
        <draw:text-box>
          <text:p text:style-name="MP12"><text:span text:style-name="MT4"><text:date style:data-style-name="D1" text:date-value="2015-04-16">4/16/15</text:date></text:span></text:p>
        </draw:text-box>
      </draw:frame>
      <draw:frame draw:name="Slide Number Placeholder 5" presentation:style-name="Mpr45" draw:text-style-name="MP7" draw:layer="backgroundobjects" svg:width="5.926cm" svg:height="1.013cm" svg:x="10.174cm" svg:y="13.1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46" draw:text-style-name="MP10" draw:layer="backgroundobjects" svg:width="24.002cm" svg:height="1.412cm" svg:x="0.699cm" svg:y="10.144cm" presentation:class="title" presentation:user-transformed="true">
        <draw:text-box>
          <text:p text:style-name="MP9"><text:span text:style-name="MT5">Click to edit the title text formatTitle</text:span></text:p>
        </draw:text-box>
      </draw:frame>
      <draw:frame draw:name="Text Placeholder 3" presentation:style-name="Mpr47" draw:text-style-name="MP10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  <text:list>
                                    <text:list-item>
                                      <text:p text:style-name="MP14"><text:span text:style-name="MT4">Seventh Outline LevelSub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9" presentation:style-name="Mpr48" draw:text-style-name="MP10" draw:layer="backgroundobjects" svg:width="11.201cm" svg:height="8.6cm" svg:x="1.098cm" svg:y="0.543cm" presentation:class="outline" presentation:user-transformed="true">
        <draw:text-box>
          <text:p text:style-name="MP15"><text:span text:style-name="MT6">Click to edit the outline text format</text:span></text:p>
          <text:list text:style-name="ML5">
            <text:list-item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49" draw:text-style-name="MP10" draw:layer="backgroundobjects" svg:width="11.6cm" svg:height="8.6cm" svg:x="13.1cm" svg:y="0.543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6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presentation:notes style:page-layout-name="PM2">
        <draw:page-thumbnail presentation:style-name="_32__5f_Content_20_with_20_Caption-title" draw:layer="backgroundobjects" svg:width="16.931cm" svg:height="9.524cm" svg:x="1.059cm" svg:y="1.93cm" presentation:class="page"/>
        <draw:frame presentation:style-name="_32__5f_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_5f_" style:display-name="Comparison_" style:page-layout-name="PM1" draw:style-name="Mdp1">
      <draw:frame draw:name="Picture 6" draw:style-name="Mgr3" draw:text-style-name="MP5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9" draw:style-name="Mgr8" draw:text-style-name="MP11" draw:layer="backgroundobjects" svg:width="25.399cm" svg:height="10.343cm" svg:x="0cm" svg:y="3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2" draw:text-style-name="MP10" draw:layer="backgroundobjects" svg:width="24.002cm" svg:height="7.8cm" svg:x="0.699cm" svg:y="4.743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  <text:list>
                                    <text:list-item>
                                      <text:p text:style-name="MP20"><text:span text:style-name="MT7">Seventh Outline LevelText: Quite a long text to test out multiple line display in a presentation.</text:span></text:p>
                                      <text:list>
                                        <text:list-item>
                                          <text:p text:style-name="MP20"><text:span text:style-name="MT7">Text</text:span></text:p>
                                          <text:list>
                                            <text:list-item>
                                              <text:p text:style-name="MP20"><text:span text:style-name="MT8">Text</text:span></text:p>
                                              <text:list>
                                                <text:list-item>
                                                  <text:p text:style-name="MP18"><text:span text:style-name="MT9">Text</text:span></text:p>
                                                </text:list-item>
                                                <text:list-item>
                                                  <text:p text:style-name="MP19"><text:span text:style-name="MT11">Text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9" draw:style-name="Mgr3" draw:text-style-name="MP5" draw:layer="backgroundobjects" svg:width="4.8cm" svg:height="1.124cm" svg:x="19.501cm" svg:y="12.67cm">
        <draw:image xlink:href="Pictures/10000201000001A0000000613CF77719.png" xlink:type="simple" xlink:show="embed" xlink:actuate="onLoad">
          <text:p/>
        </draw:image>
      </draw:frame>
      <draw:frame draw:name="Title 3" presentation:style-name="Mpr53" draw:text-style-name="MP10" draw:layer="backgroundobjects" svg:width="22.859cm" svg:height="3.174cm" svg:x="1.27cm" svg:y="0.763cm" presentation:class="title" presentation:user-transformed="true">
        <draw:text-box>
          <text:p text:style-name="MP21"><text:span text:style-name="MT3">Click to edit the title text formatClick to edit Master title style</text:span></text:p>
        </draw:text-box>
      </draw:frame>
      <draw:frame draw:name="Date Placeholder 5" presentation:style-name="Mpr54" draw:text-style-name="MP7" draw:layer="backgroundobjects" svg:width="5.926cm" svg:height="1.013cm" svg:x="1.27cm" svg:y="13.13cm" presentation:class="date-time" presentation:user-transformed="true">
        <draw:text-box>
          <text:p text:style-name="MP6"><text:span text:style-name="MT12"><text:date style:data-style-name="D1" text:date-value="2015-04-16">4/16/15</text:date></text:span></text:p>
        </draw:text-box>
      </draw:frame>
      <draw:frame draw:name="Slide Number Placeholder 6" presentation:style-name="Mpr54" draw:text-style-name="MP7" draw:layer="backgroundobjects" svg:width="5.926cm" svg:height="1.013cm" svg:x="10.174cm" svg:y="13.13cm" presentation:class="page-number" presentation:user-transformed="true">
        <draw:text-box>
          <text:p text:style-name="MP6"><text:span text:style-name="MT12"><text:page-number>&lt;number&gt;</text:page-number></text:span></text:p>
        </draw:text-box>
      </draw:frame>
      <presentation:notes style:page-layout-name="PM3">
        <draw:page-thumbnail presentation:style-name="Comparison_5f_-title" draw:layer="backgroundobjects" svg:width="16.931cm" svg:height="9.524cm" svg:x="1.059cm" svg:y="1.93cm" presentation:class="page"/>
        <draw:frame presentation:style-name="Comparison_5f_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MacOSX_X86_64 LibreOffice_project/45e2de17089c24a1fa810c8f975a7171ba4cd432</meta:generator>
    <dc:date>2015-04-16T08:57:31.166455000</dc:date>
    <meta:editing-duration>PT1H19M43S</meta:editing-duration>
    <meta:editing-cycles>10</meta:editing-cycles>
    <meta:document-statistic meta:object-count="199"/>
  </office:meta>
</office:document-meta>
</file>